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manual Bencotto</text:p>
      <text:p text:style-name="Standard"/>
      <text:p text:style-name="P8">Development (unittest and build-in server):</text:p>
      <text:list xml:id="list973029562" text:style-name="L1">
        <text:list-item>
          <text:p text:style-name="P2">Login as yourself</text:p>
        </text:list-item>
        <text:list-item>
          <text:p text:style-name="P2">git clone from the repo</text:p>
        </text:list-item>
        <text:list-item>
          <text:p text:style-name="P2">create the virtualenv at the tip of the site: <text:span text:style-name="T1">virtualenv …./site</text:span></text:p>
        </text:list-item>
        <text:list-item>
          <text:p text:style-name="P2">pip install with the requirements file: <text:span text:style-name="T1">pip install -r ./site/bencotto/pip_requirements.txt</text:span></text:p>
        </text:list-item>
        <text:list-item>
          <text:p text:style-name="P2">chose the configuration (development, staging, production):</text:p>
        </text:list-item>
      </text:list>
      <text:list xml:id="list1561049860" text:style-name="L6">
        <text:list-item>
          <text:list>
            <text:list-item>
              <text:p text:style-name="P13">Add symbolic link: <text:span text:style-name="T1">ln -s etcs/development/ etc</text:span></text:p>
            </text:list-item>
          </text:list>
        </text:list-item>
      </text:list>
      <text:list xml:id="list236450777" text:continue-list="list973029562" text:style-name="L1">
        <text:list-item>
          <text:p text:style-name="P4">Run the test: python manage.py test rusk</text:p>
        </text:list-item>
      </text:list>
      <text:p text:style-name="P3"/>
      <text:p text:style-name="P7">Apache/Nginx:</text:p>
      <text:list xml:id="list1498270053" text:style-name="L2">
        <text:list-item>
          <text:p text:style-name="P5">Login as the user that runs the webserver (www-data)</text:p>
        </text:list-item>
        <text:list-item>
          <text:p text:style-name="P9">git clone from the repo</text:p>
        </text:list-item>
        <text:list-item>
          <text:p text:style-name="P9">create the virtualenv at the tip of the site: <text:span text:style-name="T1">virtualenv …./site</text:span></text:p>
        </text:list-item>
        <text:list-item>
          <text:p text:style-name="P9">pip install with the requirements file: <text:span text:style-name="T1">pip install -r ./site/bencotto/pip_requirements.txt</text:span></text:p>
        </text:list-item>
        <text:list-item>
          <text:p text:style-name="P9">chose the configuration (development, staging, production):</text:p>
        </text:list-item>
      </text:list>
      <text:list xml:id="list324148306" text:style-name="L5">
        <text:list-item>
          <text:list>
            <text:list-item>
              <text:p text:style-name="P12">Add symbolic link: <text:span text:style-name="T1">ln -s etcs/production/ etc</text:span></text:p>
            </text:list-item>
          </text:list>
        </text:list-item>
      </text:list>
      <text:list xml:id="list244225688" text:continue-list="list1498270053" text:style-name="L2">
        <text:list-item>
          <text:p text:style-name="P5">Edit the webserver conf to match your environment: <text:span text:style-name="T1">/site/bencotto/etc/apache.conf</text:span></text:p>
        </text:list-item>
      </text:list>
      <text:list xml:id="list932558035" text:style-name="L4">
        <text:list-item>
          <text:list>
            <text:list-item>
              <text:p text:style-name="P11">Chose a server name + port</text:p>
            </text:list-item>
          </text:list>
        </text:list-item>
      </text:list>
      <text:list xml:id="list171820154" text:continue-list="list244225688" text:style-name="L2">
        <text:list-item>
          <text:p text:style-name="P5">Add the server name to the hosts file: <text:span text:style-name="T1">/etc/hosts</text:span></text:p>
        </text:list-item>
        <text:list-item>
          <text:p text:style-name="P5">Edit the wsgi handler to match chosen settings: <text:span text:style-name="T1">/site/bencotto/etc/wsgi_handler.py</text:span></text:p>
        </text:list-item>
      </text:list>
      <text:list xml:id="list90319154" text:style-name="L3">
        <text:list-item>
          <text:list>
            <text:list-item>
              <text:p text:style-name="P10">You may for example have a production-local aside a production settings</text:p>
            </text:list-item>
          </text:list>
        </text:list-item>
      </text:list>
      <text:p text:style-name="P3"/>
      <text:p text:style-name="P7">Important: don't mix unittest/build-in server with web-server:</text:p>
      <text:list xml:id="list2125280234" text:style-name="L7">
        <text:list-item>
          <text:p text:style-name="P6">They share the same media folders (leaving test images behind)</text:p>
        </text:list-item>
        <text:list-item>
          <text:p text:style-name="P6">New files/folders will have a different UID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bor </meta:initial-creator>
    <meta:creation-date>2012-03-16T09:49:50</meta:creation-date>
    <dc:date>2012-03-16T11:32:08</dc:date>
    <dc:creator>pbor </dc:creator>
    <meta:editing-duration>PT1H42M19S</meta:editing-duration>
    <meta:editing-cycles>10</meta:editing-cycles>
    <meta:generator>LibreOffice/3.4$Linux LibreOffice_project/340m1$Build-402</meta:generator>
    <meta:document-statistic meta:table-count="0" meta:image-count="0" meta:object-count="0" meta:page-count="1" meta:paragraph-count="24" meta:word-count="194" meta:character-count="1269" meta:non-whitespace-character-count="1117"/>
  </office:meta>
</office:document-meta>
</file>